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6.75cm" fo:min-width="14.3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064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063cm" fo:min-width="0cm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444cm" fo:min-width="2.194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814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51cm" fo:min-width="0.61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0.725cm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2.749cm" fo:wrap-option="no-wrap"/>
    </style:style>
    <style:style style:name="gr16" style:family="graphic" style:parent-style-name="standard">
      <style:graphic-properties draw:stroke="none" svg:stroke-color="#000000" draw:fill="none" draw:fill-color="#ffffff" fo:min-height="0.716cm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3pt" style:font-size-complex="13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position="-33% 58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8cm" svg:height="7cm" svg:x="3.4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cm" svg:height="0.9cm" svg:x="18.3cm" svg:y="6cm">
          <draw:text-box>
            <text:p><text:span text:style-name="T1">240</text:span></text:p>
          </draw:text-box>
        </draw:frame>
        <draw:custom-shape draw:style-name="gr3" draw:text-style-name="P3" draw:layer="layout" svg:width="0.5cm" svg:height="1.5cm" svg:x="18.6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5cm" svg:height="1.5cm" svg:x="18.66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8cm" svg:height="2.8cm" svg:x="9.1cm" svg:y="4.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3cm" svg:height="1.2cm" svg:x="9cm" svg:y="10.5cm">
          <draw:text-box>
            <text:p text:style-name="P4">360</text:p>
          </draw:text-box>
        </draw:frame>
        <draw:custom-shape draw:style-name="gr7" draw:text-style-name="P3" draw:layer="layout" svg:width="1.5cm" svg:height="0.5cm" svg:x="8.1cm" svg:y="10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0.1cm" svg:height="0.001cm" svg:x="7.5cm" svg:y="16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5cm" svg:height="0.5cm" svg:x="11.667cm" svg:y="10.732cm">
          <text:p/>
          <draw:enhanced-geometry svg:viewBox="0 0 21600 21600" draw:text-areas="0 ?f0 ?f5 ?f2" draw:type="right-arrow" draw:modifiers="16807.9946702199 4570.05988023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1.6cm" svg:height="0.9cm" svg:x="10cm" svg:y="7.9cm">
          <draw:text-box>
            <text:p><text:span text:style-name="T1">21</text:span></text:p>
          </draw:text-box>
        </draw:frame>
        <draw:frame draw:style-name="gr2" draw:text-style-name="P2" draw:layer="layout" svg:width="1.2cm" svg:height="0.9cm" svg:x="12cm" svg:y="5.9cm">
          <draw:text-box>
            <text:p><text:span text:style-name="T1">21</text:span></text:p>
          </draw:text-box>
        </draw:frame>
        <draw:custom-shape draw:style-name="gr10" draw:text-style-name="P3" draw:layer="layout" svg:width="0.4cm" svg:height="0.4cm" svg:x="10.3cm" svg:y="6.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1cm" svg:height="1cm" svg:x="2cm" svg:y="5.8cm">
          <draw:text-box>
            <text:p>x</text:p>
          </draw:text-box>
        </draw:frame>
        <draw:frame draw:style-name="gr11" draw:text-style-name="P6" draw:layer="layout" svg:width="1.1cm" svg:height="1cm" svg:x="10.1cm" svg:y="1.8cm">
          <draw:text-box>
            <text:p>y</text:p>
          </draw:text-box>
        </draw:frame>
        <draw:line draw:style-name="gr12" draw:text-style-name="P1" draw:layer="layout" svg:x1="2.8cm" svg:y1="6.3cm" svg:x2="10.4cm" svg:y2="6.3cm">
          <text:p/>
        </draw:line>
        <draw:line draw:style-name="gr12" draw:text-style-name="P1" draw:layer="layout" svg:x1="10.5cm" svg:y1="2.8cm" svg:x2="10.5cm" svg:y2="6.3cm">
          <text:p/>
        </draw:line>
        <draw:frame draw:style-name="gr13" draw:text-style-name="P7" draw:layer="layout" svg:width="4.3cm" svg:height="0.975cm" svg:x="15.7cm" svg:y="10.925cm">
          <draw:text-box>
            <text:p><text:span text:style-name="T2">firstFrame</text:span><text:span text:style-name="T3">239,359</text:span></text:p>
          </draw:text-box>
        </draw:frame>
        <draw:frame draw:style-name="gr14" draw:text-style-name="P8" draw:layer="layout" svg:width="4.3cm" svg:height="0.8cm" svg:x="11.8cm" svg:y="7.5cm">
          <draw:text-box>
            <text:p><text:span text:style-name="T4">21*21 firstWindow</text:span></text:p>
          </draw:text-box>
        </draw:frame>
        <draw:custom-shape draw:style-name="gr15" draw:text-style-name="P1" draw:layer="layout" svg:width="3.249cm" svg:height="1.5cm" svg:x="5.947cm" svg:y="7.972cm">
          <text:p text:style-name="P4">feature<text:span text:style-name="T3">x,y</text:span></text:p>
          <draw:enhanced-geometry svg:viewBox="0 0 21600 21600" draw:mirror-horizontal="true" draw:type="line-callout-1" draw:modifiers="-8826.09230769231 -24463.6908727515 -1661.53846153846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6" draw:text-style-name="P7" draw:layer="layout" svg:width="3.8cm" svg:height="0.966cm" svg:x="4.6cm" svg:y="1.9cm">
          <draw:text-box>
            <text:p><text:span text:style-name="T2">FirstFrame</text:span><text:span text:style-name="T3">0,0</text:span></text:p>
          </draw:text-box>
        </draw:frame>
        <draw:line draw:style-name="gr17" draw:text-style-name="P1" draw:layer="layout" svg:x1="4.9cm" svg:y1="2.6cm" svg:x2="3.4cm" svg:y2="3.2cm">
          <text:p/>
        </draw:line>
        <draw:line draw:style-name="gr17" draw:text-style-name="P1" draw:layer="layout" svg:x1="18.2cm" svg:y1="10.2cm" svg:x2="17.3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5:08:33.952241786</meta:creation-date>
    <dc:date>2018-09-06T17:56:24.759146754</dc:date>
    <meta:editing-duration>PT19M26S</meta:editing-duration>
    <meta:editing-cycles>5</meta:editing-cycles>
    <meta:generator>LibreOffice/5.1.6.2$Linux_X86_64 LibreOffice_project/10m0$Build-2</meta:generator>
    <meta:document-statistic meta:object-count="22"/>
  </office:meta>
</office:document-meta>
</file>